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8965in"/>
    </style:style>
    <style:style style:name="co2" style:family="table-column">
      <style:table-column-properties fo:break-before="auto" style:column-width="3.5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1"/>
          <table:table-cell/>
        </table:table-row>
        <table:table-row table:style-name="ro2">
          <table:table-cell table:style-name="ce2" office:value-type="string" table:number-columns-spanned="1" table:number-rows-spanned="4">
            <text:p>Create MVP interfaces and base classes.</text:p>
          </table:table-cell>
          <table:table-cell office:value-type="string">
            <text:p>- create generic types: IView, IView`1, IPresenter, IPresenter`1, IController, PresenterBase`1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style-name="Default"/>
          <table:table-cell table:style-name="Default" office:value-type="string">
            <text:p>- create unit tests for generic types</text:p>
          </table:table-cell>
          <table:table-cell office:value-type="float" office:value="2">
            <text:p>2</text:p>
          </table:table-cell>
        </table:table-row>
        <table:table-row table:style-name="ro1">
          <table:covered-table-cell table:style-name="Default"/>
          <table:table-cell office:value-type="string">
            <text:p>- create specific types for windows.</text:p>
          </table:table-cell>
          <table:table-cell office:value-type="float" office:value="1">
            <text:p>1</text:p>
          </table:table-cell>
        </table:table-row>
        <table:table-row table:style-name="ro1">
          <table:covered-table-cell table:style-name="Default"/>
          <table:table-cell office:value-type="string">
            <text:p>- create unit tests for window specific types</text:p>
          </table:table-cell>
          <table:table-cell/>
        </table:table-row>
        <table:table-row table:style-name="ro2">
          <table:table-cell office:value-type="string">
            <text:p>Create base classes for WinForm views.</text:p>
          </table:table-cell>
          <table:table-cell office:value-type="string">
            <text:p>- create WindowViewBase, UserControlBase, MenuItemBase, ButtonBase classe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reate base classes for GTK# views.</text:p>
          </table:table-cell>
          <table:table-cell office:value-type="string">
            <text:p>- create WindowViewBase, UserControlBase, MenuItemBase, ButtonBase classe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reate Services</text:p>
          </table:table-cell>
          <table:table-cell office:value-type="string">
            <text:p>ServiceLocato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ewsCreato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esentersCreato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vpInitializer</text:p>
          </table:table-cell>
          <table:table-cell office:value-type="float" office:value="2">
            <text:p>2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z </meta:initial-creator>
    <meta:creation-date>2013-03-27T12:23:44</meta:creation-date>
    <meta:generator>LibreOffice/3.6$Linux_X86_64 LibreOffice_project/360m1$Build-2</meta:generator>
    <dc:date>2013-03-27T12:38:06</dc:date>
    <dc:creator>Alez </dc:creator>
    <meta:editing-duration>PT3M51S</meta:editing-duration>
    <meta:editing-cycles>4</meta:editing-cycles>
    <meta:document-statistic meta:table-count="1" meta:cell-count="24" meta:object-count="0"/>
  </office:meta>
</office:document-meta>
</file>